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594cm" svg:height="18.328cm" svg:x="15.636cm" svg:y="0.319cm">
            <draw:object draw:notify-on-update-of-ranges="Sheet1.E26:Sheet1.E28 Sheet1.D2:Sheet1.D4 Sheet1.C2:Sheet1.C2 Sheet1.E2:Sheet1.E4 Sheet1.C5:Sheet1.C5 Sheet1.E5:Sheet1.E7 Sheet1.D5:Sheet1.D7 Sheet1.C8:Sheet1.C8 Sheet1.E8:Sheet1.E10 Sheet1.D8:Sheet1.D10 Sheet1.C11:Sheet1.C11 Sheet1.E11:Sheet1.E13 Sheet1.D11:Sheet1.D13 Sheet1.C14:Sheet1.C14 Sheet1.E14:Sheet1.E16 Sheet1.D14:Sheet1.D16 Sheet1.C17:Sheet1.C17 Sheet1.E17:Sheet1.E19 Sheet1.D17:Sheet1.D19 Sheet1.C20:Sheet1.C20 Sheet1.E20:Sheet1.E22 Sheet1.D20:Sheet1.D22 Sheet1.C23:Sheet1.C23 Sheet1.E23:Sheet1.E25 Sheet1.D23:Sheet1.D25 Sheet1.C26:Sheet1.C26 Sheet1.D26:Sheet1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.315cm" svg:height="13.601cm" svg:x="10.268cm" svg:y="1.673cm">
            <draw:object draw:notify-on-update-of-ranges="Sheet1.C2:Sheet1.C28 Sheet1.E2:Sheet1.E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lg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reversed</text:p>
          </table:table-cell>
          <table:table-cell table:formula="of:=[.A2]&amp;[.B2]" office:value-type="string" office:string-value="sort1reversed" calcext:value-type="string">
            <text:p>sort1reversed</text:p>
          </table:table-cell>
          <table:table-cell office:value-type="float" office:value="5000" calcext:value-type="float">
            <text:p>5000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reversed</text:p>
          </table:table-cell>
          <table:table-cell table:formula="of:=[.A3]&amp;[.B3]" office:value-type="string" office:string-value="sort1reversed" calcext:value-type="string">
            <text:p>sort1reversed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reversed</text:p>
          </table:table-cell>
          <table:table-cell table:formula="of:=[.A4]&amp;[.B4]" office:value-type="string" office:string-value="sort1reversed" calcext:value-type="string">
            <text:p>sort1reversed</text:p>
          </table:table-cell>
          <table:table-cell office:value-type="float" office:value="50000" calcext:value-type="float">
            <text:p>50000</text:p>
          </table:table-cell>
          <table:table-cell office:value-type="float" office:value="15.153" calcext:value-type="float">
            <text:p>15.153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random</text:p>
          </table:table-cell>
          <table:table-cell table:formula="of:=[.A5]&amp;[.B5]" office:value-type="string" office:string-value="sort1random" calcext:value-type="string">
            <text:p>sort1random</text:p>
          </table:table-cell>
          <table:table-cell office:value-type="float" office:value="5000" calcext:value-type="float">
            <text:p>5000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random</text:p>
          </table:table-cell>
          <table:table-cell table:formula="of:=[.A6]&amp;[.B6]" office:value-type="string" office:string-value="sort1random" calcext:value-type="string">
            <text:p>sort1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random</text:p>
          </table:table-cell>
          <table:table-cell table:formula="of:=[.A7]&amp;[.B7]" office:value-type="string" office:string-value="sort1random" calcext:value-type="string">
            <text:p>sort1random</text:p>
          </table:table-cell>
          <table:table-cell office:value-type="float" office:value="50000" calcext:value-type="float">
            <text:p>50000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sorted</text:p>
          </table:table-cell>
          <table:table-cell table:formula="of:=[.A8]&amp;[.B8]" office:value-type="string" office:string-value="sort1sorted" calcext:value-type="string">
            <text:p>sort1sorted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sorted</text:p>
          </table:table-cell>
          <table:table-cell table:formula="of:=[.A9]&amp;[.B9]" office:value-type="string" office:string-value="sort1sorted" calcext:value-type="string">
            <text:p>sort1sorted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sorted</text:p>
          </table:table-cell>
          <table:table-cell table:formula="of:=[.A10]&amp;[.B10]" office:value-type="string" office:string-value="sort1sorted" calcext:value-type="string">
            <text:p>sort1sorted</text:p>
          </table:table-cell>
          <table:table-cell office:value-type="float" office:value="50000" calcext:value-type="float">
            <text:p>50000</text:p>
          </table:table-cell>
          <table:table-cell office:value-type="float" office:value="3.645" calcext:value-type="float">
            <text:p>3.645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reversed</text:p>
          </table:table-cell>
          <table:table-cell table:formula="of:=[.A11]&amp;[.B11]" office:value-type="string" office:string-value="sort2reversed" calcext:value-type="string">
            <text:p>sort2reversed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reversed</text:p>
          </table:table-cell>
          <table:table-cell table:formula="of:=[.A12]&amp;[.B12]" office:value-type="string" office:string-value="sort2reversed" calcext:value-type="string">
            <text:p>sort2reversed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reversed</text:p>
          </table:table-cell>
          <table:table-cell table:formula="of:=[.A13]&amp;[.B13]" office:value-type="string" office:string-value="sort2reversed" calcext:value-type="string">
            <text:p>sort2reversed</text:p>
          </table:table-cell>
          <table:table-cell office:value-type="float" office:value="50000" calcext:value-type="float">
            <text:p>50000</text:p>
          </table:table-cell>
          <table:table-cell office:value-type="float" office:value="7.996" calcext:value-type="float">
            <text:p>7.996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random</text:p>
          </table:table-cell>
          <table:table-cell table:formula="of:=[.A14]&amp;[.B14]" office:value-type="string" office:string-value="sort2random" calcext:value-type="string">
            <text:p>sort2random</text:p>
          </table:table-cell>
          <table:table-cell office:value-type="float" office:value="5000" calcext:value-type="float">
            <text:p>500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random</text:p>
          </table:table-cell>
          <table:table-cell table:formula="of:=[.A15]&amp;[.B15]" office:value-type="string" office:string-value="sort2random" calcext:value-type="string">
            <text:p>sort2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random</text:p>
          </table:table-cell>
          <table:table-cell table:formula="of:=[.A16]&amp;[.B16]" office:value-type="string" office:string-value="sort2random" calcext:value-type="string">
            <text:p>sort2random</text:p>
          </table:table-cell>
          <table:table-cell office:value-type="float" office:value="50000" calcext:value-type="float">
            <text:p>50000</text:p>
          </table:table-cell>
          <table:table-cell office:value-type="float" office:value="4.624" calcext:value-type="float">
            <text:p>4.624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sorted</text:p>
          </table:table-cell>
          <table:table-cell table:formula="of:=[.A17]&amp;[.B17]" office:value-type="string" office:string-value="sort2sorted" calcext:value-type="string">
            <text:p>sort2sorted</text:p>
          </table:table-cell>
          <table:table-cell office:value-type="float" office:value="5000" calcext:value-type="float">
            <text:p>500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sorted</text:p>
          </table:table-cell>
          <table:table-cell table:formula="of:=[.A18]&amp;[.B18]" office:value-type="string" office:string-value="sort2sorted" calcext:value-type="string">
            <text:p>sort2sorted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sort2</text:p>
          </table:table-cell>
          <table:table-cell office:value-type="string" calcext:value-type="string">
            <text:p>sorted</text:p>
          </table:table-cell>
          <table:table-cell table:formula="of:=[.A19]&amp;[.B19]" office:value-type="string" office:string-value="sort2sorted" calcext:value-type="string">
            <text:p>sort2sorted</text:p>
          </table:table-cell>
          <table:table-cell office:value-type="float" office:value="50000" calcext:value-type="float">
            <text:p>50000</text:p>
          </table:table-cell>
          <table:table-cell office:value-type="float" office:value="4.259" calcext:value-type="float">
            <text:p>4.259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reversed</text:p>
          </table:table-cell>
          <table:table-cell table:formula="of:=[.A20]&amp;[.B20]" office:value-type="string" office:string-value="sort3reversed" calcext:value-type="string">
            <text:p>sort3reversed</text:p>
          </table:table-cell>
          <table:table-cell office:value-type="float" office:value="5000" calcext:value-type="float">
            <text:p>500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reversed</text:p>
          </table:table-cell>
          <table:table-cell table:formula="of:=[.A21]&amp;[.B21]" office:value-type="string" office:string-value="sort3reversed" calcext:value-type="string">
            <text:p>sort3reversed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reversed</text:p>
          </table:table-cell>
          <table:table-cell table:formula="of:=[.A22]&amp;[.B22]" office:value-type="string" office:string-value="sort3reversed" calcext:value-type="string">
            <text:p>sort3reversed</text:p>
          </table:table-cell>
          <table:table-cell office:value-type="float" office:value="50000" calcext:value-type="float">
            <text:p>50000</text:p>
          </table:table-cell>
          <table:table-cell office:value-type="float" office:value="14.342" calcext:value-type="float">
            <text:p>14.342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random</text:p>
          </table:table-cell>
          <table:table-cell table:formula="of:=[.A23]&amp;[.B23]" office:value-type="string" office:string-value="sort3random" calcext:value-type="string">
            <text:p>sort3random</text:p>
          </table:table-cell>
          <table:table-cell office:value-type="float" office:value="5000" calcext:value-type="float">
            <text:p>500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random</text:p>
          </table:table-cell>
          <table:table-cell table:formula="of:=[.A24]&amp;[.B24]" office:value-type="string" office:string-value="sort3random" calcext:value-type="string">
            <text:p>sort3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random</text:p>
          </table:table-cell>
          <table:table-cell table:formula="of:=[.A25]&amp;[.B25]" office:value-type="string" office:string-value="sort3random" calcext:value-type="string">
            <text:p>sort3random</text:p>
          </table:table-cell>
          <table:table-cell office:value-type="float" office:value="50000" calcext:value-type="float">
            <text:p>50000</text:p>
          </table:table-cell>
          <table:table-cell office:value-type="float" office:value="8.383" calcext:value-type="float">
            <text:p>8.383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sorted</text:p>
          </table:table-cell>
          <table:table-cell table:formula="of:=[.A26]&amp;[.B26]" office:value-type="string" office:string-value="sort3sorted" calcext:value-type="string">
            <text:p>sort3sorted</text:p>
          </table:table-cell>
          <table:table-cell office:value-type="float" office:value="5000" calcext:value-type="float">
            <text:p>500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sorted</text:p>
          </table:table-cell>
          <table:table-cell table:formula="of:=[.A27]&amp;[.B27]" office:value-type="string" office:string-value="sort3sorted" calcext:value-type="string">
            <text:p>sort3sorted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sort3</text:p>
          </table:table-cell>
          <table:table-cell office:value-type="string" calcext:value-type="string">
            <text:p>sorted</text:p>
          </table:table-cell>
          <table:table-cell table:formula="of:=[.A28]&amp;[.B28]" office:value-type="string" office:string-value="sort3sorted" calcext:value-type="string">
            <text:p>sort3sorted</text:p>
          </table:table-cell>
          <table:table-cell office:value-type="float" office:value="50000" calcext:value-type="float">
            <text:p>50000</text:p>
          </table:table-cell>
          <table:table-cell office:value-type="float" office:value="9.466" calcext:value-type="float">
            <text:p>9.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09:40:18.273374695</meta:creation-date>
    <dc:date>2021-04-02T10:32:29.261462675</dc:date>
    <meta:editing-duration>PT9M20S</meta:editing-duration>
    <meta:editing-cycles>1</meta:editing-cycles>
    <meta:document-statistic meta:table-count="1" meta:cell-count="140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595cm" svg:height="18.329cm" xlink:href=".." xlink:type="simple" chart:class="chart:scatter" chart:style-name="ch1">
        <chart:legend chart:legend-position="end" svg:x="29.161cm" svg:y="6.873cm" style:legend-expansion="high" chart:style-name="ch2"/>
        <chart:plot-area chart:style-name="ch3" table:cell-range-address="Sheet1.E23:Sheet1.E28 Sheet1.D2:Sheet1.E4 Sheet1.C2:Sheet1.C2 Sheet1.C5:Sheet1.C5 Sheet1.E5:Sheet1.E22 Sheet1.C8:Sheet1.C8 Sheet1.C11:Sheet1.C11 Sheet1.C14:Sheet1.C14 Sheet1.C17:Sheet1.C17 Sheet1.C20:Sheet1.C20 Sheet1.C23:Sheet1.C23 Sheet1.C26:Sheet1.C26" chart:data-source-has-labels="both" svg:x="0.651cm" svg:y="0.366cm" svg:width="27.859cm" svg:height="17.597cm">
          <chartooo:coordinate-region svg:x="1.087cm" svg:y="0.565cm" svg:width="26.773cm" svg:height="16.751cm"/>
          <chart:axis chart:dimension="x" chart:name="primary-x" chart:style-name="ch4" chartooo:axis-type="auto">
            <chart:categories table:cell-range-address="Sheet1.E26:Sheet1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4" chart:label-cell-address="Sheet1.C2:Sheet1.C2" chart:class="chart:scatter">
            <chart:domain table:cell-range-address="Sheet1.D2:Sheet1.D4"/>
            <chart:data-point chart:repeated="3"/>
          </chart:series>
          <chart:series chart:style-name="ch7" chart:values-cell-range-address="Sheet1.E5:Sheet1.E7" chart:label-cell-address="Sheet1.C5:Sheet1.C5" chart:class="chart:scatter">
            <chart:domain table:cell-range-address="Sheet1.D5:Sheet1.D7"/>
            <chart:data-point chart:repeated="3"/>
          </chart:series>
          <chart:series chart:style-name="ch8" chart:values-cell-range-address="Sheet1.E8:Sheet1.E10" chart:label-cell-address="Sheet1.C8:Sheet1.C8" chart:class="chart:scatter">
            <chart:domain table:cell-range-address="Sheet1.D8:Sheet1.D10"/>
            <chart:data-point chart:repeated="3"/>
          </chart:series>
          <chart:series chart:style-name="ch9" chart:values-cell-range-address="Sheet1.E11:Sheet1.E13" chart:label-cell-address="Sheet1.C11:Sheet1.C11" chart:class="chart:scatter">
            <chart:domain table:cell-range-address="Sheet1.D11:Sheet1.D13"/>
            <chart:data-point chart:repeated="3"/>
          </chart:series>
          <chart:series chart:style-name="ch10" chart:values-cell-range-address="Sheet1.E14:Sheet1.E16" chart:label-cell-address="Sheet1.C14:Sheet1.C14" chart:class="chart:scatter">
            <chart:domain table:cell-range-address="Sheet1.D14:Sheet1.D16"/>
            <chart:data-point chart:repeated="3"/>
          </chart:series>
          <chart:series chart:style-name="ch11" chart:values-cell-range-address="Sheet1.E17:Sheet1.E19" chart:label-cell-address="Sheet1.C17:Sheet1.C17" chart:class="chart:scatter">
            <chart:domain table:cell-range-address="Sheet1.D17:Sheet1.D19"/>
            <chart:data-point chart:repeated="3"/>
          </chart:series>
          <chart:series chart:style-name="ch12" chart:values-cell-range-address="Sheet1.E20:Sheet1.E22" chart:label-cell-address="Sheet1.C20:Sheet1.C20" chart:class="chart:scatter">
            <chart:domain table:cell-range-address="Sheet1.D20:Sheet1.D22"/>
            <chart:data-point chart:repeated="3"/>
          </chart:series>
          <chart:series chart:style-name="ch13" chart:values-cell-range-address="Sheet1.E23:Sheet1.E25" chart:label-cell-address="Sheet1.C23:Sheet1.C23" chart:class="chart:scatter">
            <chart:domain table:cell-range-address="Sheet1.D23:Sheet1.D25"/>
            <chart:data-point chart:repeated="3"/>
          </chart:series>
          <chart:series chart:style-name="ch14" chart:values-cell-range-address="" chart:class="chart:scatter">
            <chart:domain table:cell-range-address="Sheet1.D26:Sheet1.D28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ort1reversed</text:p>
                <draw:g>
                  <svg:desc>Sheet1.C2:Sheet1.C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ort1random</text:p>
                <draw:g>
                  <svg:desc>Sheet1.C5:Sheet1.C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ort1sorted</text:p>
                <draw:g>
                  <svg:desc>Sheet1.C8:Sheet1.C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ort2reversed</text:p>
                <draw:g>
                  <svg:desc>Sheet1.C11:Sheet1.C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ort2random</text:p>
                <draw:g>
                  <svg:desc>Sheet1.C14:Sheet1.C1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ort2sorted</text:p>
                <draw:g>
                  <svg:desc>Sheet1.C17:Sheet1.C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ort3reversed</text:p>
                <draw:g>
                  <svg:desc>Sheet1.C20:Sheet1.C2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ort3random</text:p>
                <draw:g>
                  <svg:desc>Sheet1.C23:Sheet1.C23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038">
                <text:p>0.038</text:p>
                <draw:g>
                  <svg:desc>Sheet1.E26:Sheet1.E28</svg:desc>
                </draw:g>
              </table:table-cell>
              <table:table-cell office:value-type="float" office:value="5000">
                <text:p>5000</text:p>
                <draw:g>
                  <svg:desc>Sheet1.D2:Sheet1.D4</svg:desc>
                </draw:g>
              </table:table-cell>
              <table:table-cell office:value-type="float" office:value="0.295">
                <text:p>0.295</text:p>
                <draw:g>
                  <svg:desc>Sheet1.E2:Sheet1.E4</svg:desc>
                </draw:g>
              </table:table-cell>
              <table:table-cell office:value-type="float" office:value="5000">
                <text:p>5000</text:p>
                <draw:g>
                  <svg:desc>Sheet1.D5:Sheet1.D7</svg:desc>
                </draw:g>
              </table:table-cell>
              <table:table-cell office:value-type="float" office:value="0.119">
                <text:p>0.119</text:p>
                <draw:g>
                  <svg:desc>Sheet1.E5:Sheet1.E7</svg:desc>
                </draw:g>
              </table:table-cell>
              <table:table-cell office:value-type="float" office:value="5000">
                <text:p>5000</text:p>
                <draw:g>
                  <svg:desc>Sheet1.D8:Sheet1.D10</svg:desc>
                </draw:g>
              </table:table-cell>
              <table:table-cell office:value-type="float" office:value="0.01">
                <text:p>0.01</text:p>
                <draw:g>
                  <svg:desc>Sheet1.E8:Sheet1.E10</svg:desc>
                </draw:g>
              </table:table-cell>
              <table:table-cell office:value-type="float" office:value="5000">
                <text:p>5000</text:p>
                <draw:g>
                  <svg:desc>Sheet1.D11:Sheet1.D13</svg:desc>
                </draw:g>
              </table:table-cell>
              <table:table-cell office:value-type="float" office:value="0.1">
                <text:p>0.1</text:p>
                <draw:g>
                  <svg:desc>Sheet1.E11:Sheet1.E13</svg:desc>
                </draw:g>
              </table:table-cell>
              <table:table-cell office:value-type="float" office:value="5000">
                <text:p>5000</text:p>
                <draw:g>
                  <svg:desc>Sheet1.D14:Sheet1.D16</svg:desc>
                </draw:g>
              </table:table-cell>
              <table:table-cell office:value-type="float" office:value="0.13">
                <text:p>0.13</text:p>
                <draw:g>
                  <svg:desc>Sheet1.E14:Sheet1.E16</svg:desc>
                </draw:g>
              </table:table-cell>
              <table:table-cell office:value-type="float" office:value="5000">
                <text:p>5000</text:p>
                <draw:g>
                  <svg:desc>Sheet1.D17:Sheet1.D19</svg:desc>
                </draw:g>
              </table:table-cell>
              <table:table-cell office:value-type="float" office:value="0.011">
                <text:p>0.011</text:p>
                <draw:g>
                  <svg:desc>Sheet1.E17:Sheet1.E19</svg:desc>
                </draw:g>
              </table:table-cell>
              <table:table-cell office:value-type="float" office:value="5000">
                <text:p>5000</text:p>
                <draw:g>
                  <svg:desc>Sheet1.D20:Sheet1.D22</svg:desc>
                </draw:g>
              </table:table-cell>
              <table:table-cell office:value-type="float" office:value="0.091">
                <text:p>0.091</text:p>
                <draw:g>
                  <svg:desc>Sheet1.E20:Sheet1.E22</svg:desc>
                </draw:g>
              </table:table-cell>
              <table:table-cell office:value-type="float" office:value="5000">
                <text:p>5000</text:p>
                <draw:g>
                  <svg:desc>Sheet1.D23:Sheet1.D25</svg:desc>
                </draw:g>
              </table:table-cell>
              <table:table-cell office:value-type="float" office:value="0.034">
                <text:p>0.034</text:p>
                <draw:g>
                  <svg:desc>Sheet1.E23:Sheet1.E25</svg:desc>
                </draw:g>
              </table:table-cell>
              <table:table-cell office:value-type="float" office:value="5000">
                <text:p>5000</text:p>
                <draw:g>
                  <svg:desc>Sheet1.D26:Sheet1.D28</svg:desc>
                </draw:g>
              </table:table-cell>
            </table:table-row>
            <table:table-row>
              <table:table-cell office:value-type="float" office:value="0.179">
                <text:p>0.179</text:p>
              </table:table-cell>
              <table:table-cell office:value-type="float" office:value="10000">
                <text:p>10000</text:p>
              </table:table-cell>
              <table:table-cell office:value-type="float" office:value="0.435">
                <text:p>0.435</text:p>
              </table:table-cell>
              <table:table-cell office:value-type="float" office:value="10000">
                <text:p>10000</text:p>
              </table:table-cell>
              <table:table-cell office:value-type="float" office:value="0.483">
                <text:p>0.483</text:p>
              </table:table-cell>
              <table:table-cell office:value-type="float" office:value="10000">
                <text:p>10000</text:p>
              </table:table-cell>
              <table:table-cell office:value-type="float" office:value="0.019">
                <text:p>0.019</text:p>
              </table:table-cell>
              <table:table-cell office:value-type="float" office:value="10000">
                <text:p>10000</text:p>
              </table:table-cell>
              <table:table-cell office:value-type="float" office:value="0.021">
                <text:p>0.021</text:p>
              </table:table-cell>
              <table:table-cell office:value-type="float" office:value="10000">
                <text:p>10000</text:p>
              </table:table-cell>
              <table:table-cell office:value-type="float" office:value="0.022">
                <text:p>0.022</text:p>
              </table:table-cell>
              <table:table-cell office:value-type="float" office:value="10000">
                <text:p>10000</text:p>
              </table:table-cell>
              <table:table-cell office:value-type="float" office:value="0.067">
                <text:p>0.067</text:p>
              </table:table-cell>
              <table:table-cell office:value-type="float" office:value="10000">
                <text:p>10000</text:p>
              </table:table-cell>
              <table:table-cell office:value-type="float" office:value="0.292">
                <text:p>0.292</text:p>
              </table:table-cell>
              <table:table-cell office:value-type="float" office:value="10000">
                <text:p>10000</text:p>
              </table:table-cell>
              <table:table-cell office:value-type="float" office:value="0.204">
                <text:p>0.20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9.466">
                <text:p>9.466</text:p>
              </table:table-cell>
              <table:table-cell office:value-type="float" office:value="50000">
                <text:p>50000</text:p>
              </table:table-cell>
              <table:table-cell office:value-type="float" office:value="15.153">
                <text:p>15.153</text:p>
              </table:table-cell>
              <table:table-cell office:value-type="float" office:value="50000">
                <text:p>50000</text:p>
              </table:table-cell>
              <table:table-cell office:value-type="float" office:value="18.73">
                <text:p>18.73</text:p>
              </table:table-cell>
              <table:table-cell office:value-type="float" office:value="50000">
                <text:p>50000</text:p>
              </table:table-cell>
              <table:table-cell office:value-type="float" office:value="3.645">
                <text:p>3.645</text:p>
              </table:table-cell>
              <table:table-cell office:value-type="float" office:value="50000">
                <text:p>50000</text:p>
              </table:table-cell>
              <table:table-cell office:value-type="float" office:value="7.996">
                <text:p>7.996</text:p>
              </table:table-cell>
              <table:table-cell office:value-type="float" office:value="50000">
                <text:p>50000</text:p>
              </table:table-cell>
              <table:table-cell office:value-type="float" office:value="4.624">
                <text:p>4.624</text:p>
              </table:table-cell>
              <table:table-cell office:value-type="float" office:value="50000">
                <text:p>50000</text:p>
              </table:table-cell>
              <table:table-cell office:value-type="float" office:value="4.259">
                <text:p>4.259</text:p>
              </table:table-cell>
              <table:table-cell office:value-type="float" office:value="50000">
                <text:p>50000</text:p>
              </table:table-cell>
              <table:table-cell office:value-type="float" office:value="14.342">
                <text:p>14.342</text:p>
              </table:table-cell>
              <table:table-cell office:value-type="float" office:value="50000">
                <text:p>50000</text:p>
              </table:table-cell>
              <table:table-cell office:value-type="float" office:value="8.383">
                <text:p>8.383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316cm" svg:height="13.602cm" xlink:href=".." xlink:type="simple" chart:class="chart:bar" chart:style-name="ch1">
        <chart:legend chart:legend-position="end" svg:x="33.053cm" svg:y="6.502cm" style:legend-expansion="high" chart:style-name="ch2"/>
        <chart:plot-area chart:style-name="ch3" table:cell-range-address="Sheet1.C2:Sheet1.C28 Sheet1.E2:Sheet1.E28" chart:data-source-has-labels="column" svg:x="0.706cm" svg:y="0.272cm" svg:width="31.641cm" svg:height="13.058cm">
          <chartooo:coordinate-region svg:x="1.756cm" svg:y="0.272cm" svg:width="30.591cm" svg:height="10.851cm"/>
          <chart:axis chart:dimension="x" chart:name="primary-x" chart:style-name="ch4" chartooo:axis-type="auto">
            <chartooo:date-scale/>
            <chart:categories table:cell-range-address="Sheet1.C2:Sheet1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8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sort1reversed</text:p>
                <draw:g>
                  <svg:desc>Sheet1.C2:Sheet1.C28</svg:desc>
                </draw:g>
              </table:table-cell>
              <table:table-cell office:value-type="float" office:value="0.295">
                <text:p>0.295</text:p>
                <draw:g>
                  <svg:desc>Sheet1.E2:Sheet1.E28</svg:desc>
                </draw:g>
              </table:table-cell>
            </table:table-row>
            <table:table-row>
              <table:table-cell office:value-type="string">
                <text:p>sort1reversed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sort1reversed</text:p>
              </table:table-cell>
              <table:table-cell office:value-type="float" office:value="15.153">
                <text:p>15.153</text:p>
              </table:table-cell>
            </table:table-row>
            <table:table-row>
              <table:table-cell office:value-type="string">
                <text:p>sort1random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sort1random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sort1random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sort1sorted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ort1sorted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sort1sorted</text:p>
              </table:table-cell>
              <table:table-cell office:value-type="float" office:value="3.645">
                <text:p>3.645</text:p>
              </table:table-cell>
            </table:table-row>
            <table:table-row>
              <table:table-cell office:value-type="string">
                <text:p>sort2reverse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ort2reversed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sort2reversed</text:p>
              </table:table-cell>
              <table:table-cell office:value-type="float" office:value="7.996">
                <text:p>7.996</text:p>
              </table:table-cell>
            </table:table-row>
            <table:table-row>
              <table:table-cell office:value-type="string">
                <text:p>sort2random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sort2random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sort2random</text:p>
              </table:table-cell>
              <table:table-cell office:value-type="float" office:value="4.624">
                <text:p>4.624</text:p>
              </table:table-cell>
            </table:table-row>
            <table:table-row>
              <table:table-cell office:value-type="string">
                <text:p>sort2sorted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sort2sorted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sort2sorted</text:p>
              </table:table-cell>
              <table:table-cell office:value-type="float" office:value="4.259">
                <text:p>4.259</text:p>
              </table:table-cell>
            </table:table-row>
            <table:table-row>
              <table:table-cell office:value-type="string">
                <text:p>sort3reversed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sort3reversed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sort3reversed</text:p>
              </table:table-cell>
              <table:table-cell office:value-type="float" office:value="14.342">
                <text:p>14.342</text:p>
              </table:table-cell>
            </table:table-row>
            <table:table-row>
              <table:table-cell office:value-type="string">
                <text:p>sort3random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sort3random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sort3random</text:p>
              </table:table-cell>
              <table:table-cell office:value-type="float" office:value="8.383">
                <text:p>8.383</text:p>
              </table:table-cell>
            </table:table-row>
            <table:table-row>
              <table:table-cell office:value-type="string">
                <text:p>sort3sorted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sort3sorted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sort3sorted</text:p>
              </table:table-cell>
              <table:table-cell office:value-type="float" office:value="9.466">
                <text:p>9.4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